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c917" officeooo:paragraph-rsid="001cc917"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officeooo:rsid="001cc917" officeooo:paragraph-rsid="001cc917"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b2f1db" officeooo:paragraph-rsid="00b2f1d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b2f1db" officeooo:paragraph-rsid="00b2f1d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243b76" officeooo:paragraph-rsid="00237658"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a50f40" officeooo:paragraph-rsid="00813bb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b349ce" officeooo:paragraph-rsid="00b349ce"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37658" officeooo:paragraph-rsid="00b2f1d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bold" officeooo:rsid="00779d4f" officeooo:paragraph-rsid="001cc917"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237658" officeooo:paragraph-rsid="00237658"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237658" officeooo:paragraph-rsid="00b2f1db"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237658" officeooo:paragraph-rsid="00b3167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237658" officeooo:paragraph-rsid="00b349ce"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b2103f" officeooo:paragraph-rsid="001cc917"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10pt" fo:font-weight="bold" officeooo:rsid="001cc917" officeooo:paragraph-rsid="001cc917" style:font-size-asian="8.75pt" style:font-weight-asian="bold" style:font-size-complex="10pt" style:font-weight-complex="bold"/>
    </style:style>
    <style:style style:name="P16" style:family="paragraph" style:parent-style-name="Standard" style:list-style-name="L1">
      <style:paragraph-properties fo:text-align="justify" style:justify-single-word="false"/>
      <style:text-properties officeooo:paragraph-rsid="00c393a3"/>
    </style:style>
    <style:style style:name="P17" style:family="paragraph" style:parent-style-name="Standard" style:list-style-name="L1">
      <style:paragraph-properties fo:text-align="justify" style:justify-single-word="false"/>
      <style:text-properties officeooo:paragraph-rsid="00c56b7a"/>
    </style:style>
    <style:style style:name="P18" style:family="paragraph" style:parent-style-name="Standard" style:list-style-name="L2">
      <style:paragraph-properties fo:text-align="justify" style:justify-single-word="false"/>
      <style:text-properties officeooo:paragraph-rsid="00d10d3a"/>
    </style:style>
    <style:style style:name="P19" style:family="paragraph" style:parent-style-name="Standard" style:list-style-name="L2">
      <style:paragraph-properties fo:text-align="justify" style:justify-single-word="false"/>
      <style:text-properties officeooo:paragraph-rsid="00d26c4a"/>
    </style:style>
    <style:style style:name="P20" style:family="paragraph" style:parent-style-name="Standard" style:list-style-name="L3">
      <style:paragraph-properties fo:text-align="justify" style:justify-single-word="false"/>
      <style:text-properties officeooo:paragraph-rsid="00e9903e"/>
    </style:style>
    <style:style style:name="P21" style:family="paragraph" style:parent-style-name="Standard" style:list-style-name="L3">
      <style:paragraph-properties fo:text-align="justify" style:justify-single-word="false"/>
      <style:text-properties officeooo:paragraph-rsid="010c7934"/>
    </style:style>
    <style:style style:name="P22" style:family="paragraph" style:parent-style-name="Standard" style:list-style-name="L4">
      <style:paragraph-properties fo:text-align="justify" style:justify-single-word="false"/>
      <style:text-properties officeooo:paragraph-rsid="00ecfa59"/>
    </style:style>
    <style:style style:name="P23" style:family="paragraph" style:parent-style-name="Standard" style:list-style-name="L4">
      <style:paragraph-properties fo:text-align="justify" style:justify-single-word="false"/>
      <style:text-properties officeooo:paragraph-rsid="00f6cd01"/>
    </style:style>
    <style:style style:name="P24" style:family="paragraph" style:parent-style-name="Standard" style:list-style-name="L4">
      <style:paragraph-properties fo:text-align="justify" style:justify-single-word="false"/>
      <style:text-properties officeooo:paragraph-rsid="00fa3fa0"/>
    </style:style>
    <style:style style:name="P25" style:family="paragraph" style:parent-style-name="Standard" style:list-style-name="L5">
      <style:paragraph-properties fo:text-align="justify" style:justify-single-word="false"/>
      <style:text-properties officeooo:paragraph-rsid="00f08027"/>
    </style:style>
    <style:style style:name="P26" style:family="paragraph" style:parent-style-name="Standard" style:list-style-name="L6">
      <style:paragraph-properties fo:text-align="justify" style:justify-single-word="false"/>
      <style:text-properties officeooo:paragraph-rsid="0104b43a"/>
    </style:style>
    <style:style style:name="P27" style:family="paragraph" style:parent-style-name="Standard" style:list-style-name="L7">
      <style:paragraph-properties fo:text-align="justify" style:justify-single-word="false"/>
      <style:text-properties officeooo:paragraph-rsid="00f08027"/>
    </style:style>
    <style:style style:name="P28" style:family="paragraph" style:parent-style-name="Standard" style:list-style-name="L8">
      <style:paragraph-properties fo:text-align="justify" style:justify-single-word="false"/>
      <style:text-properties officeooo:paragraph-rsid="00f08027"/>
    </style:style>
    <style:style style:name="P29" style:family="paragraph" style:parent-style-name="Standard" style:list-style-name="L1">
      <style:paragraph-properties fo:text-align="start" style:justify-single-word="false"/>
      <style:text-properties officeooo:paragraph-rsid="00c393a3"/>
    </style:style>
    <style:style style:name="P30" style:family="paragraph" style:parent-style-name="Standard" style:list-style-name="L2">
      <style:paragraph-properties fo:text-align="start" style:justify-single-word="false"/>
      <style:text-properties officeooo:paragraph-rsid="00cc39d3"/>
    </style:style>
    <style:style style:name="P31" style:family="paragraph" style:parent-style-name="Standard" style:list-style-name="L3">
      <style:paragraph-properties fo:text-align="start" style:justify-single-word="false"/>
      <style:text-properties officeooo:paragraph-rsid="0108e53f"/>
    </style:style>
    <style:style style:name="P32" style:family="paragraph" style:parent-style-name="Standard" style:list-style-name="L4">
      <style:paragraph-properties fo:text-align="start" style:justify-single-word="false"/>
      <style:text-properties officeooo:paragraph-rsid="00f8de38"/>
    </style:style>
    <style:style style:name="P33" style:family="paragraph" style:parent-style-name="Standard" style:list-style-name="L5">
      <style:paragraph-properties fo:text-align="start" style:justify-single-word="false"/>
      <style:text-properties officeooo:paragraph-rsid="0116d020"/>
    </style:style>
    <style:style style:name="P34" style:family="paragraph" style:parent-style-name="Standard" style:list-style-name="L6">
      <style:paragraph-properties fo:text-align="start" style:justify-single-word="false"/>
      <style:text-properties officeooo:paragraph-rsid="011a7894"/>
    </style:style>
    <style:style style:name="P35" style:family="paragraph" style:parent-style-name="Standard" style:list-style-name="L7">
      <style:paragraph-properties fo:text-align="start" style:justify-single-word="false"/>
      <style:text-properties officeooo:paragraph-rsid="0123c014"/>
    </style:style>
    <style:style style:name="P36" style:family="paragraph" style:parent-style-name="Standard" style:list-style-name="L8">
      <style:paragraph-properties fo:text-align="start" style:justify-single-word="false"/>
      <style:text-properties officeooo:paragraph-rsid="012b7129"/>
    </style:style>
    <style:style style:name="P37" style:family="paragraph" style:parent-style-name="Standard" style:list-style-name="L1">
      <style:paragraph-properties fo:text-align="justify" style:justify-single-word="false"/>
      <style:text-properties fo:font-size="12pt" fo:font-weight="normal" officeooo:rsid="00bc9db8" officeooo:paragraph-rsid="00bc9db8" style:font-size-asian="10.5pt" style:font-weight-asian="normal" style:font-size-complex="12pt" style:font-weight-complex="normal"/>
    </style:style>
    <style:style style:name="P38" style:family="paragraph" style:parent-style-name="Standard" style:list-style-name="L2">
      <style:paragraph-properties fo:text-align="justify" style:justify-single-word="false"/>
      <style:text-properties fo:font-size="12pt" fo:font-weight="normal" officeooo:rsid="00bc9db8" officeooo:paragraph-rsid="00bc9db8" style:font-size-asian="10.5pt" style:font-weight-asian="normal" style:font-size-complex="12pt" style:font-weight-complex="normal"/>
    </style:style>
    <style:style style:name="P39" style:family="paragraph" style:parent-style-name="Standard" style:list-style-name="L3">
      <style:paragraph-properties fo:text-align="justify" style:justify-single-word="false"/>
      <style:text-properties fo:font-size="12pt" fo:font-weight="normal" officeooo:rsid="00bc9db8" officeooo:paragraph-rsid="00e8816a" style:font-size-asian="10.5pt" style:font-weight-asian="normal" style:font-size-complex="12pt" style:font-weight-complex="normal"/>
    </style:style>
    <style:style style:name="P40" style:family="paragraph" style:parent-style-name="Standard" style:list-style-name="L4">
      <style:paragraph-properties fo:text-align="justify" style:justify-single-word="false"/>
      <style:text-properties fo:font-size="12pt" fo:font-weight="normal" officeooo:rsid="00bc9db8" officeooo:paragraph-rsid="00ecfa59" style:font-size-asian="10.5pt" style:font-weight-asian="normal" style:font-size-complex="12pt" style:font-weight-complex="normal"/>
    </style:style>
    <style:style style:name="P41" style:family="paragraph" style:parent-style-name="Standard" style:list-style-name="L1">
      <style:paragraph-properties fo:text-align="justify" style:justify-single-word="false"/>
      <style:text-properties fo:font-size="12pt" fo:font-weight="normal" officeooo:rsid="00c393a3" officeooo:paragraph-rsid="00c8594c" style:font-size-asian="10.5pt" style:font-weight-asian="normal" style:font-size-complex="12pt" style:font-weight-complex="normal"/>
    </style:style>
    <style:style style:name="P42" style:family="paragraph" style:parent-style-name="Standard" style:list-style-name="L2">
      <style:paragraph-properties fo:text-align="justify" style:justify-single-word="false"/>
      <style:text-properties fo:font-size="12pt" fo:font-weight="normal" officeooo:rsid="00c393a3" officeooo:paragraph-rsid="00c97e12" style:font-size-asian="10.5pt" style:font-weight-asian="normal" style:font-size-complex="12pt" style:font-weight-complex="normal"/>
    </style:style>
    <style:style style:name="P43" style:family="paragraph" style:parent-style-name="Standard" style:list-style-name="L2">
      <style:paragraph-properties fo:text-align="justify" style:justify-single-word="false"/>
      <style:text-properties fo:font-size="12pt" fo:font-weight="normal" officeooo:rsid="00c393a3" officeooo:paragraph-rsid="00ea5b59" style:font-size-asian="10.5pt" style:font-weight-asian="normal" style:font-size-complex="12pt" style:font-weight-complex="normal"/>
    </style:style>
    <style:style style:name="P44" style:family="paragraph" style:parent-style-name="Standard" style:list-style-name="L3">
      <style:paragraph-properties fo:text-align="justify" style:justify-single-word="false"/>
      <style:text-properties fo:font-size="12pt" fo:font-weight="normal" officeooo:rsid="00c393a3" officeooo:paragraph-rsid="00e9903e"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fo:font-size="12pt" fo:font-weight="normal" officeooo:rsid="00da9b1d" officeooo:paragraph-rsid="00da9b1d" style:font-size-asian="10.5pt" style:font-weight-asian="normal" style:font-size-complex="12pt" style:font-weight-complex="normal"/>
    </style:style>
    <style:style style:name="P46" style:family="paragraph" style:parent-style-name="Standard" style:list-style-name="L2">
      <style:paragraph-properties fo:text-align="justify" style:justify-single-word="false"/>
      <style:text-properties fo:font-size="12pt" fo:font-weight="normal" officeooo:rsid="00b5058a" officeooo:paragraph-rsid="00c6e071" style:font-size-asian="10.5pt" style:font-weight-asian="normal" style:font-size-complex="12pt" style:font-weight-complex="normal"/>
    </style:style>
    <style:style style:name="P47" style:family="paragraph" style:parent-style-name="Standard" style:list-style-name="L3">
      <style:paragraph-properties fo:text-align="justify" style:justify-single-word="false"/>
      <style:text-properties fo:font-size="12pt" fo:font-weight="normal" officeooo:rsid="00b5058a" officeooo:paragraph-rsid="00e5ce5d" style:font-size-asian="10.5pt" style:font-weight-asian="normal" style:font-size-complex="12pt" style:font-weight-complex="normal"/>
    </style:style>
    <style:style style:name="P48" style:family="paragraph" style:parent-style-name="Standard" style:list-style-name="L4">
      <style:paragraph-properties fo:text-align="justify" style:justify-single-word="false"/>
      <style:text-properties fo:font-size="12pt" fo:font-weight="normal" officeooo:rsid="00b5058a" officeooo:paragraph-rsid="00ebb7ce" style:font-size-asian="10.5pt" style:font-weight-asian="normal" style:font-size-complex="12pt" style:font-weight-complex="normal"/>
    </style:style>
    <style:style style:name="P49" style:family="paragraph" style:parent-style-name="Standard" style:list-style-name="L5">
      <style:paragraph-properties fo:text-align="justify" style:justify-single-word="false"/>
      <style:text-properties fo:font-size="12pt" fo:font-weight="normal" officeooo:rsid="00b5058a" officeooo:paragraph-rsid="00eed66a" style:font-size-asian="10.5pt" style:font-weight-asian="normal" style:font-size-complex="12pt" style:font-weight-complex="normal"/>
    </style:style>
    <style:style style:name="P50" style:family="paragraph" style:parent-style-name="Standard" style:list-style-name="L6">
      <style:paragraph-properties fo:text-align="justify" style:justify-single-word="false"/>
      <style:text-properties fo:font-size="12pt" fo:font-weight="normal" officeooo:rsid="00b5058a" officeooo:paragraph-rsid="00eed66a" style:font-size-asian="10.5pt" style:font-weight-asian="normal" style:font-size-complex="12pt" style:font-weight-complex="normal"/>
    </style:style>
    <style:style style:name="P51" style:family="paragraph" style:parent-style-name="Standard" style:list-style-name="L7">
      <style:paragraph-properties fo:text-align="justify" style:justify-single-word="false"/>
      <style:text-properties fo:font-size="12pt" fo:font-weight="normal" officeooo:rsid="00b5058a" officeooo:paragraph-rsid="00eed66a" style:font-size-asian="10.5pt" style:font-weight-asian="normal" style:font-size-complex="12pt" style:font-weight-complex="normal"/>
    </style:style>
    <style:style style:name="P52" style:family="paragraph" style:parent-style-name="Standard" style:list-style-name="L8">
      <style:paragraph-properties fo:text-align="justify" style:justify-single-word="false"/>
      <style:text-properties fo:font-size="12pt" fo:font-weight="normal" officeooo:rsid="00b5058a" officeooo:paragraph-rsid="00eed66a" style:font-size-asian="10.5pt" style:font-weight-asian="normal" style:font-size-complex="12pt" style:font-weight-complex="normal"/>
    </style:style>
    <style:style style:name="P53" style:family="paragraph" style:parent-style-name="Standard" style:list-style-name="L2">
      <style:paragraph-properties fo:text-align="start" style:justify-single-word="false"/>
      <style:text-properties fo:font-size="12pt" fo:font-weight="normal" officeooo:rsid="00b2f1db" officeooo:paragraph-rsid="00c6e071" style:font-size-asian="10.5pt" style:font-weight-asian="normal" style:font-size-complex="12pt" style:font-weight-complex="normal"/>
    </style:style>
    <style:style style:name="P54" style:family="paragraph" style:parent-style-name="Standard" style:list-style-name="L2">
      <style:paragraph-properties fo:text-align="start" style:justify-single-word="false"/>
      <style:text-properties fo:font-size="12pt" fo:font-weight="normal" officeooo:rsid="00b2f1db" officeooo:paragraph-rsid="00cc39d3" style:font-size-asian="10.5pt" style:font-weight-asian="normal" style:font-size-complex="12pt" style:font-weight-complex="normal"/>
    </style:style>
    <style:style style:name="P55" style:family="paragraph" style:parent-style-name="Standard" style:list-style-name="L3">
      <style:paragraph-properties fo:text-align="start" style:justify-single-word="false"/>
      <style:text-properties fo:font-size="12pt" fo:font-weight="normal" officeooo:rsid="00b2f1db" officeooo:paragraph-rsid="00e75813" style:font-size-asian="10.5pt" style:font-weight-asian="normal" style:font-size-complex="12pt" style:font-weight-complex="normal"/>
    </style:style>
    <style:style style:name="P56" style:family="paragraph" style:parent-style-name="Standard" style:list-style-name="L3">
      <style:paragraph-properties fo:text-align="start" style:justify-single-word="false"/>
      <style:text-properties fo:font-size="12pt" fo:font-weight="normal" officeooo:rsid="00b2f1db" officeooo:paragraph-rsid="0108e53f" style:font-size-asian="10.5pt" style:font-weight-asian="normal" style:font-size-complex="12pt" style:font-weight-complex="normal"/>
    </style:style>
    <style:style style:name="P57" style:family="paragraph" style:parent-style-name="Standard" style:list-style-name="L4">
      <style:paragraph-properties fo:text-align="start" style:justify-single-word="false"/>
      <style:text-properties fo:font-size="12pt" fo:font-weight="normal" officeooo:rsid="00b2f1db" officeooo:paragraph-rsid="00f8de38" style:font-size-asian="10.5pt" style:font-weight-asian="normal" style:font-size-complex="12pt" style:font-weight-complex="normal"/>
    </style:style>
    <style:style style:name="P58" style:family="paragraph" style:parent-style-name="Standard" style:list-style-name="L5">
      <style:paragraph-properties fo:text-align="start" style:justify-single-word="false"/>
      <style:text-properties fo:font-size="12pt" fo:font-weight="normal" officeooo:rsid="00b2f1db" officeooo:paragraph-rsid="0116d020" style:font-size-asian="10.5pt" style:font-weight-asian="normal" style:font-size-complex="12pt" style:font-weight-complex="normal"/>
    </style:style>
    <style:style style:name="P59" style:family="paragraph" style:parent-style-name="Standard" style:list-style-name="L6">
      <style:paragraph-properties fo:text-align="start" style:justify-single-word="false"/>
      <style:text-properties fo:font-size="12pt" fo:font-weight="normal" officeooo:rsid="00b2f1db" officeooo:paragraph-rsid="011a7894" style:font-size-asian="10.5pt" style:font-weight-asian="normal" style:font-size-complex="12pt" style:font-weight-complex="normal"/>
    </style:style>
    <style:style style:name="P60" style:family="paragraph" style:parent-style-name="Standard" style:list-style-name="L7">
      <style:paragraph-properties fo:text-align="start" style:justify-single-word="false"/>
      <style:text-properties fo:font-size="12pt" fo:font-weight="normal" officeooo:rsid="00b2f1db" officeooo:paragraph-rsid="012711c5" style:font-size-asian="10.5pt" style:font-weight-asian="normal" style:font-size-complex="12pt" style:font-weight-complex="normal"/>
    </style:style>
    <style:style style:name="P61" style:family="paragraph" style:parent-style-name="Standard" style:list-style-name="L8">
      <style:paragraph-properties fo:text-align="start" style:justify-single-word="false"/>
      <style:text-properties fo:font-size="12pt" fo:font-weight="normal" officeooo:rsid="00b2f1db" officeooo:paragraph-rsid="012b7129" style:font-size-asian="10.5pt" style:font-weight-asian="normal" style:font-size-complex="12pt" style:font-weight-complex="normal"/>
    </style:style>
    <style:style style:name="P62" style:family="paragraph" style:parent-style-name="Standard" style:list-style-name="L5">
      <style:paragraph-properties fo:text-align="justify" style:justify-single-word="false"/>
      <style:text-properties fo:font-size="12pt" fo:font-weight="normal" officeooo:rsid="00b2f1db" officeooo:paragraph-rsid="00ef1d52" style:font-size-asian="10.5pt" style:font-weight-asian="normal" style:font-size-complex="12pt" style:font-weight-complex="normal"/>
    </style:style>
    <style:style style:name="P63" style:family="paragraph" style:parent-style-name="Standard" style:list-style-name="L6">
      <style:paragraph-properties fo:text-align="justify" style:justify-single-word="false"/>
      <style:text-properties fo:font-size="12pt" fo:font-weight="normal" officeooo:rsid="00b2f1db" officeooo:paragraph-rsid="0104b43a" style:font-size-asian="10.5pt" style:font-weight-asian="normal" style:font-size-complex="12pt" style:font-weight-complex="normal"/>
    </style:style>
    <style:style style:name="P64" style:family="paragraph" style:parent-style-name="Standard" style:list-style-name="L7">
      <style:paragraph-properties fo:text-align="justify" style:justify-single-word="false"/>
      <style:text-properties fo:font-size="12pt" fo:font-weight="normal" officeooo:rsid="00b2f1db" officeooo:paragraph-rsid="00ef1d52" style:font-size-asian="10.5pt" style:font-weight-asian="normal" style:font-size-complex="12pt" style:font-weight-complex="normal"/>
    </style:style>
    <style:style style:name="P65" style:family="paragraph" style:parent-style-name="Standard" style:list-style-name="L8">
      <style:paragraph-properties fo:text-align="justify" style:justify-single-word="false"/>
      <style:text-properties fo:font-size="12pt" fo:font-weight="normal" officeooo:rsid="00b2f1db" officeooo:paragraph-rsid="00ef1d52" style:font-size-asian="10.5pt" style:font-weight-asian="normal" style:font-size-complex="12pt" style:font-weight-complex="normal"/>
    </style:style>
    <style:style style:name="P66" style:family="paragraph" style:parent-style-name="Standard" style:list-style-name="L2">
      <style:paragraph-properties fo:text-align="justify" style:justify-single-word="false"/>
      <style:text-properties fo:font-size="12pt" fo:font-weight="normal" officeooo:rsid="00e44011" officeooo:paragraph-rsid="00e44011" style:font-size-asian="10.5pt" style:font-weight-asian="normal" style:font-size-complex="12pt" style:font-weight-complex="normal"/>
    </style:style>
    <style:style style:name="P67" style:family="paragraph" style:parent-style-name="Standard" style:list-style-name="L3">
      <style:paragraph-properties fo:text-align="justify" style:justify-single-word="false"/>
      <style:text-properties fo:font-size="12pt" fo:font-weight="normal" officeooo:rsid="010c7934" officeooo:paragraph-rsid="010c7934" style:font-size-asian="10.5pt" style:font-weight-asian="normal" style:font-size-complex="12pt" style:font-weight-complex="normal"/>
    </style:style>
    <style:style style:name="P68" style:family="paragraph" style:parent-style-name="Standard" style:list-style-name="L3">
      <style:paragraph-properties fo:text-align="justify" style:justify-single-word="false"/>
      <style:text-properties fo:font-size="12pt" fo:font-weight="normal" officeooo:rsid="00c56b7a" officeooo:paragraph-rsid="00ea5b59" style:font-size-asian="10.5pt" style:font-weight-asian="normal" style:font-size-complex="12pt" style:font-weight-complex="normal"/>
    </style:style>
    <style:style style:name="P69" style:family="paragraph" style:parent-style-name="Standard" style:list-style-name="L5">
      <style:paragraph-properties fo:text-align="justify" style:justify-single-word="false"/>
      <style:text-properties fo:font-size="12pt" fo:font-weight="normal" officeooo:rsid="00c56b7a" officeooo:paragraph-rsid="00f1b3ba" style:font-size-asian="10.5pt" style:font-weight-asian="normal" style:font-size-complex="12pt" style:font-weight-complex="normal"/>
    </style:style>
    <style:style style:name="P70" style:family="paragraph" style:parent-style-name="Standard" style:list-style-name="L7">
      <style:paragraph-properties fo:text-align="justify" style:justify-single-word="false"/>
      <style:text-properties fo:font-size="12pt" fo:font-weight="normal" officeooo:rsid="00c56b7a" officeooo:paragraph-rsid="00f1b3ba" style:font-size-asian="10.5pt" style:font-weight-asian="normal" style:font-size-complex="12pt" style:font-weight-complex="normal"/>
    </style:style>
    <style:style style:name="P71" style:family="paragraph" style:parent-style-name="Standard" style:list-style-name="L6">
      <style:paragraph-properties fo:text-align="justify" style:justify-single-word="false"/>
      <style:text-properties fo:font-size="12pt" fo:font-weight="normal" officeooo:rsid="00c56b7a" officeooo:paragraph-rsid="00f1b3ba" style:font-size-asian="10.5pt" style:font-weight-asian="normal" style:font-size-complex="12pt" style:font-weight-complex="normal"/>
    </style:style>
    <style:style style:name="P72" style:family="paragraph" style:parent-style-name="Standard" style:list-style-name="L4">
      <style:paragraph-properties fo:text-align="justify" style:justify-single-word="false"/>
      <style:text-properties fo:font-size="12pt" fo:font-weight="normal" officeooo:rsid="0104b43a" officeooo:paragraph-rsid="0104b43a" style:font-size-asian="10.5pt" style:font-weight-asian="normal" style:font-size-complex="12pt" style:font-weight-complex="normal"/>
    </style:style>
    <style:style style:name="P73" style:family="paragraph" style:parent-style-name="Standard" style:list-style-name="L5">
      <style:paragraph-properties fo:text-align="justify" style:justify-single-word="false"/>
      <style:text-properties fo:font-size="12pt" fo:font-weight="normal" officeooo:rsid="01118a4a" officeooo:paragraph-rsid="01118a4a" style:font-size-asian="10.5pt" style:font-weight-asian="normal" style:font-size-complex="12pt" style:font-weight-complex="normal"/>
    </style:style>
    <style:style style:name="P74" style:family="paragraph" style:parent-style-name="Standard" style:list-style-name="L5">
      <style:paragraph-properties fo:text-align="justify" style:justify-single-word="false"/>
      <style:text-properties fo:font-size="12pt" fo:font-weight="normal" officeooo:rsid="01118a4a" officeooo:paragraph-rsid="012c141d" style:font-size-asian="10.5pt" style:font-weight-asian="normal" style:font-size-complex="12pt" style:font-weight-complex="normal"/>
    </style:style>
    <style:style style:name="P75" style:family="paragraph" style:parent-style-name="Standard" style:list-style-name="L7">
      <style:paragraph-properties fo:text-align="justify" style:justify-single-word="false"/>
      <style:text-properties fo:font-size="12pt" fo:font-weight="normal" officeooo:rsid="0125bb2a" officeooo:paragraph-rsid="012deb3b" style:font-size-asian="10.5pt" style:font-weight-asian="normal" style:font-size-complex="12pt" style:font-weight-complex="normal"/>
    </style:style>
    <style:style style:name="P76" style:family="paragraph" style:parent-style-name="Standard" style:list-style-name="L4">
      <style:paragraph-properties fo:text-align="justify" style:justify-single-word="false"/>
      <style:text-properties fo:font-size="12pt" fo:font-weight="bold" officeooo:rsid="00c8594c" officeooo:paragraph-rsid="00fa3fa0" style:font-size-asian="10.5pt" style:font-weight-asian="bold" style:font-size-complex="12pt" style:font-weight-complex="bold"/>
    </style:style>
    <style:style style:name="P77" style:family="paragraph" style:parent-style-name="Standard" style:list-style-name="L5">
      <style:paragraph-properties fo:text-align="justify" style:justify-single-word="false"/>
      <style:text-properties fo:font-size="12pt" fo:font-weight="bold" officeooo:rsid="00c8594c" officeooo:paragraph-rsid="00f08027" style:font-size-asian="10.5pt" style:font-weight-asian="bold" style:font-size-complex="12pt" style:font-weight-complex="bold"/>
    </style:style>
    <style:style style:name="P78" style:family="paragraph" style:parent-style-name="Standard" style:list-style-name="L7">
      <style:paragraph-properties fo:text-align="justify" style:justify-single-word="false"/>
      <style:text-properties fo:font-size="12pt" fo:font-weight="bold" officeooo:rsid="00c8594c" officeooo:paragraph-rsid="00f08027" style:font-size-asian="10.5pt" style:font-weight-asian="bold" style:font-size-complex="12pt" style:font-weight-complex="bold"/>
    </style:style>
    <style:style style:name="P79" style:family="paragraph" style:parent-style-name="Standard" style:list-style-name="L8">
      <style:paragraph-properties fo:text-align="justify" style:justify-single-word="false"/>
      <style:text-properties fo:font-size="12pt" fo:font-weight="bold" officeooo:rsid="00c8594c" officeooo:paragraph-rsid="00f08027" style:font-size-asian="10.5pt" style:font-weight-asian="bold" style:font-size-complex="12pt" style:font-weight-complex="bold"/>
    </style:style>
    <style:style style:name="P80" style:family="paragraph" style:parent-style-name="Standard" style:list-style-name="L8">
      <style:paragraph-properties fo:text-align="justify" style:justify-single-word="false"/>
      <style:text-properties fo:font-size="12pt" fo:font-weight="bold" officeooo:rsid="00c56b7a" officeooo:paragraph-rsid="00f1b3ba" style:font-size-asian="10.5pt" style:font-weight-asian="bold" style:font-size-complex="12pt" style:font-weight-complex="bold"/>
    </style:style>
    <style:style style:name="P81" style:family="paragraph" style:parent-style-name="Standard" style:list-style-name="L8">
      <style:paragraph-properties fo:text-align="justify" style:justify-single-word="false"/>
      <style:text-properties fo:font-size="12pt" fo:font-weight="bold" officeooo:rsid="00bc9db8" officeooo:paragraph-rsid="00ecfa59" style:font-size-asian="10.5pt" style:font-weight-asian="bold" style:font-size-complex="12pt" style:font-weight-complex="bold"/>
    </style:style>
    <style:style style:name="P82" style:family="paragraph" style:parent-style-name="Standard" style:list-style-name="L8">
      <style:paragraph-properties fo:text-align="justify" style:justify-single-word="false"/>
      <style:text-properties fo:font-size="12pt" fo:font-weight="bold" officeooo:rsid="0132f1f5" officeooo:paragraph-rsid="013512fc" style:font-size-asian="10.5pt" style:font-weight-asian="bold" style:font-size-complex="12pt" style:font-weight-complex="bold"/>
    </style:style>
    <style:style style:name="P83" style:family="paragraph" style:parent-style-name="Standard" style:list-style-name="L8">
      <style:paragraph-properties fo:text-align="justify" style:justify-single-word="false"/>
      <style:text-properties fo:font-size="12pt" fo:font-weight="bold" officeooo:rsid="013512fc" officeooo:paragraph-rsid="013512fc" style:font-size-asian="10.5pt" style:font-weight-asian="bold" style:font-size-complex="12pt" style:font-weight-complex="bold"/>
    </style:style>
    <style:style style:name="P84" style:family="paragraph" style:parent-style-name="Standard" style:list-style-name="L8">
      <style:paragraph-properties fo:text-align="justify" style:justify-single-word="false"/>
      <style:text-properties fo:font-size="12pt" fo:font-weight="bold" officeooo:rsid="01369f7a" officeooo:paragraph-rsid="01369f7a" style:font-size-asian="10.5pt" style:font-weight-asian="bold" style:font-size-complex="12pt" style:font-weight-complex="bold"/>
    </style:style>
    <style:style style:name="P85" style:family="paragraph" style:parent-style-name="Standard" style:list-style-name="L5">
      <style:paragraph-properties fo:text-align="justify" style:justify-single-word="false"/>
      <style:text-properties officeooo:rsid="01118a4a" officeooo:paragraph-rsid="01118a4a"/>
    </style:style>
    <style:style style:name="P86" style:family="paragraph" style:parent-style-name="Standard" style:list-style-name="L6">
      <style:paragraph-properties fo:text-align="justify" style:justify-single-word="false"/>
      <style:text-properties officeooo:rsid="01060342" officeooo:paragraph-rsid="01060342"/>
    </style:style>
    <style:style style:name="P87" style:family="paragraph" style:parent-style-name="Standard" style:list-style-name="L7">
      <style:paragraph-properties fo:text-align="justify" style:justify-single-word="false"/>
      <style:text-properties officeooo:rsid="0125bb2a" officeooo:paragraph-rsid="0125bb2a"/>
    </style:style>
    <style:style style:name="T1" style:family="text">
      <style:text-properties fo:font-weight="bold" style:font-weight-asian="bold" style:font-weight-complex="bold"/>
    </style:style>
    <style:style style:name="T2" style:family="text">
      <style:text-properties fo:font-weight="bold" officeooo:rsid="00c8594c" style:font-weight-asian="bold" style:font-weight-complex="bold"/>
    </style:style>
    <style:style style:name="T3" style:family="text">
      <style:text-properties fo:font-weight="bold" officeooo:rsid="00c56b7a" style:font-weight-asian="bold" style:font-weight-complex="bold"/>
    </style:style>
    <style:style style:name="T4" style:family="text">
      <style:text-properties fo:font-weight="bold" officeooo:rsid="00e8816a" style:font-weight-asian="bold" style:font-weight-complex="bold"/>
    </style:style>
    <style:style style:name="T5" style:family="text">
      <style:text-properties fo:font-weight="bold" officeooo:rsid="00bc9db8" style:font-weight-asian="bold" style:font-weight-complex="bold"/>
    </style:style>
    <style:style style:name="T6" style:family="text">
      <style:text-properties officeooo:rsid="0021e46d"/>
    </style:style>
    <style:style style:name="T7" style:family="text">
      <style:text-properties fo:font-size="12pt" fo:font-weight="bold" officeooo:rsid="00c56b7a" style:font-size-asian="10.5pt" style:font-weight-asian="bold" style:font-size-complex="12pt" style:font-weight-complex="bold"/>
    </style:style>
    <style:style style:name="T8" style:family="text">
      <style:text-properties fo:font-size="12pt" fo:font-weight="bold" officeooo:rsid="00c393a3" style:font-size-asian="10.5pt" style:font-weight-asian="bold" style:font-size-complex="12pt" style:font-weight-complex="bold"/>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b5058a" style:font-size-asian="10.5pt" style:font-weight-asian="normal" style:font-size-complex="12pt" style:font-weight-complex="normal"/>
    </style:style>
    <style:style style:name="T11" style:family="text">
      <style:text-properties fo:font-size="12pt" fo:font-weight="normal" officeooo:rsid="00c56b7a" style:font-size-asian="10.5pt" style:font-weight-asian="normal" style:font-size-complex="12pt" style:font-weight-complex="normal"/>
    </style:style>
    <style:style style:name="T12" style:family="text">
      <style:text-properties fo:font-size="12pt" fo:font-weight="normal" officeooo:rsid="00cd3976" style:font-size-asian="10.5pt" style:font-weight-asian="normal" style:font-size-complex="12pt" style:font-weight-complex="normal"/>
    </style:style>
    <style:style style:name="T13" style:family="text">
      <style:text-properties fo:font-size="12pt" fo:font-weight="normal" officeooo:rsid="00cf225b" style:font-size-asian="10.5pt" style:font-weight-asian="normal" style:font-size-complex="12pt" style:font-weight-complex="normal"/>
    </style:style>
    <style:style style:name="T14" style:family="text">
      <style:text-properties fo:font-size="12pt" fo:font-weight="normal" officeooo:rsid="00d10d3a" style:font-size-asian="10.5pt" style:font-weight-asian="normal" style:font-size-complex="12pt" style:font-weight-complex="normal"/>
    </style:style>
    <style:style style:name="T15" style:family="text">
      <style:text-properties fo:font-size="12pt" fo:font-weight="normal" officeooo:rsid="00d0b7c5" style:font-size-asian="10.5pt" style:font-weight-asian="normal" style:font-size-complex="12pt" style:font-weight-complex="normal"/>
    </style:style>
    <style:style style:name="T16" style:family="text">
      <style:text-properties fo:font-size="12pt" fo:font-weight="normal" officeooo:rsid="00d26c4a" style:font-size-asian="10.5pt" style:font-weight-asian="normal" style:font-size-complex="12pt" style:font-weight-complex="normal"/>
    </style:style>
    <style:style style:name="T17" style:family="text">
      <style:text-properties fo:font-size="12pt" fo:font-weight="normal" officeooo:rsid="00da9b1d" style:font-size-asian="10.5pt" style:font-weight-asian="normal" style:font-size-complex="12pt" style:font-weight-complex="normal"/>
    </style:style>
    <style:style style:name="T18" style:family="text">
      <style:text-properties fo:font-size="12pt" fo:font-weight="normal" officeooo:rsid="00e18feb" style:font-size-asian="10.5pt" style:font-weight-asian="normal" style:font-size-complex="12pt" style:font-weight-complex="normal"/>
    </style:style>
    <style:style style:name="T19" style:family="text">
      <style:text-properties fo:font-size="12pt" fo:font-weight="normal" officeooo:rsid="00c393a3" style:font-size-asian="10.5pt" style:font-weight-asian="normal" style:font-size-complex="12pt" style:font-weight-complex="normal"/>
    </style:style>
    <style:style style:name="T20" style:family="text">
      <style:text-properties fo:font-size="12pt" fo:font-weight="normal" officeooo:rsid="00df804a" style:font-size-asian="10.5pt" style:font-weight-asian="normal" style:font-size-complex="12pt" style:font-weight-complex="normal"/>
    </style:style>
    <style:style style:name="T21" style:family="text">
      <style:text-properties fo:font-size="12pt" fo:font-weight="normal" officeooo:rsid="00d40a2b" style:font-size-asian="10.5pt" style:font-weight-asian="normal" style:font-size-complex="12pt" style:font-weight-complex="normal"/>
    </style:style>
    <style:style style:name="T22" style:family="text">
      <style:text-properties fo:font-size="12pt" fo:font-weight="normal" officeooo:rsid="00f6cd01" style:font-size-asian="10.5pt" style:font-weight-asian="normal" style:font-size-complex="12pt" style:font-weight-complex="normal"/>
    </style:style>
    <style:style style:name="T23" style:family="text">
      <style:text-properties fo:font-size="12pt" fo:font-weight="normal" officeooo:rsid="00fa3fa0" style:font-size-asian="10.5pt" style:font-weight-asian="normal" style:font-size-complex="12pt" style:font-weight-complex="normal"/>
    </style:style>
    <style:style style:name="T24" style:family="text">
      <style:text-properties fo:font-size="12pt" fo:font-weight="normal" officeooo:rsid="00fa5c9b" style:font-size-asian="10.5pt" style:font-weight-asian="normal" style:font-size-complex="12pt" style:font-weight-complex="normal"/>
    </style:style>
    <style:style style:name="T25" style:family="text">
      <style:text-properties fo:font-size="12pt" fo:font-weight="normal" officeooo:rsid="0101c27a" style:font-size-asian="10.5pt" style:font-weight-asian="normal" style:font-size-complex="12pt" style:font-weight-complex="normal"/>
    </style:style>
    <style:style style:name="T26" style:family="text">
      <style:text-properties fo:font-size="12pt" fo:font-weight="normal" officeooo:rsid="0104b43a" style:font-size-asian="10.5pt" style:font-weight-asian="normal" style:font-size-complex="12pt" style:font-weight-complex="normal"/>
    </style:style>
    <style:style style:name="T27" style:family="text">
      <style:text-properties fo:font-size="12pt" fo:font-weight="normal" officeooo:rsid="010c0b74" style:font-size-asian="10.5pt" style:font-weight-asian="normal" style:font-size-complex="12pt" style:font-weight-complex="normal"/>
    </style:style>
    <style:style style:name="T28" style:family="text">
      <style:text-properties fo:font-size="12pt" fo:font-weight="normal" officeooo:rsid="010c7934" style:font-size-asian="10.5pt" style:font-weight-asian="normal" style:font-size-complex="12pt" style:font-weight-complex="normal"/>
    </style:style>
    <style:style style:name="T29" style:family="text">
      <style:text-properties fo:font-size="12pt" fo:font-weight="normal" officeooo:rsid="010fb73d" style:font-size-asian="10.5pt" style:font-weight-asian="normal" style:font-size-complex="12pt" style:font-weight-complex="normal"/>
    </style:style>
    <style:style style:name="T30" style:family="text">
      <style:text-properties fo:font-size="12pt" fo:font-weight="normal" officeooo:rsid="0132f1f5" style:font-size-asian="10.5pt" style:font-weight-asian="normal" style:font-size-complex="12pt" style:font-weight-complex="normal"/>
    </style:style>
    <style:style style:name="T3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b5058a"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bd8fce"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c12a7d"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cc39d3"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e18feb"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f8de38"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108e53f" style:font-size-asian="10.5pt" style:font-style-asian="italic" style:font-weight-asian="normal" style:font-size-complex="12pt" style:font-style-complex="italic" style:font-weight-complex="normal"/>
    </style:style>
    <style:style style:name="T39" style:family="text">
      <style:text-properties fo:font-size="12pt" fo:font-style="italic" fo:font-weight="normal" officeooo:rsid="0116d020"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11a7894" style:font-size-asian="10.5pt" style:font-style-asian="italic" style:font-weight-asian="normal" style:font-size-complex="12pt" style:font-style-complex="italic" style:font-weight-complex="normal"/>
    </style:style>
    <style:style style:name="T41" style:family="text">
      <style:text-properties fo:font-size="12pt" fo:font-style="italic" fo:font-weight="normal" officeooo:rsid="0123c014" style:font-size-asian="10.5pt" style:font-style-asian="italic" style:font-weight-asian="normal" style:font-size-complex="12pt" style:font-style-complex="italic" style:font-weight-complex="normal"/>
    </style:style>
    <style:style style:name="T42" style:family="text">
      <style:text-properties fo:font-size="12pt" fo:font-style="italic" fo:font-weight="normal" officeooo:rsid="012c141d" style:font-size-asian="10.5pt" style:font-style-asian="italic" style:font-weight-asian="normal" style:font-size-complex="12pt" style:font-style-complex="italic" style:font-weight-complex="normal"/>
    </style:style>
    <style:style style:name="T43" style:family="text">
      <style:text-properties fo:font-size="12pt" fo:font-style="italic" fo:font-weight="normal" officeooo:rsid="012e6ff7" style:font-size-asian="10.5pt" style:font-style-asian="italic" style:font-weight-asian="normal" style:font-size-complex="12pt" style:font-style-complex="italic" style:font-weight-complex="normal"/>
    </style:style>
    <style:style style:name="T44" style:family="text">
      <style:text-properties fo:font-size="12pt" fo:font-style="italic" fo:font-weight="bold" officeooo:rsid="00c56b7a" style:font-size-asian="10.5pt" style:font-style-asian="italic" style:font-weight-asian="bold" style:font-size-complex="12pt" style:font-style-complex="italic"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c393a3"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e18feb"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d26c4a" style:font-size-asian="10.5pt" style:font-style-asian="normal" style:font-weight-asian="normal" style:font-size-complex="12pt" style:font-style-complex="normal" style:font-weight-complex="normal"/>
    </style:style>
    <style:style style:name="T49" style:family="text">
      <style:text-properties fo:font-size="12pt" fo:font-style="normal" fo:font-weight="bold" officeooo:rsid="00c393a3" style:font-size-asian="10.5pt" style:font-style-asian="normal" style:font-weight-asian="bold" style:font-size-complex="12pt" style:font-style-complex="normal" style:font-weight-complex="bold"/>
    </style:style>
    <style:style style:name="T50" style:family="text">
      <style:text-properties fo:font-size="12pt" fo:font-style="normal" fo:font-weight="bold" officeooo:rsid="00c56b7a" style:font-size-asian="10.5pt" style:font-style-asian="normal" style:font-weight-asian="bold" style:font-size-complex="12pt" style:font-style-complex="normal" style:font-weight-complex="bold"/>
    </style:style>
    <style:style style:name="T51" style:family="text">
      <style:text-properties officeooo:rsid="00779d4f"/>
    </style:style>
    <style:style style:name="T52" style:family="text">
      <style:text-properties fo:font-weight="normal" style:font-weight-asian="normal" style:font-weight-complex="normal"/>
    </style:style>
    <style:style style:name="T53" style:family="text">
      <style:text-properties fo:font-weight="normal" officeooo:rsid="00c97e12" style:font-weight-asian="normal" style:font-weight-complex="normal"/>
    </style:style>
    <style:style style:name="T54" style:family="text">
      <style:text-properties fo:font-weight="normal" officeooo:rsid="00e09f72" style:font-weight-asian="normal" style:font-weight-complex="normal"/>
    </style:style>
    <style:style style:name="T55" style:family="text">
      <style:text-properties fo:font-weight="normal" officeooo:rsid="01118a4a" style:font-weight-asian="normal" style:font-weight-complex="normal"/>
    </style:style>
    <style:style style:name="T56" style:family="text">
      <style:text-properties fo:font-weight="normal" officeooo:rsid="0125bb2a" style:font-weight-asian="normal" style:font-weight-complex="normal"/>
    </style:style>
    <style:style style:name="T57" style:family="text">
      <style:text-properties fo:font-weight="normal" officeooo:rsid="0131e107" style:font-weight-asian="normal" style:font-weight-complex="normal"/>
    </style:style>
    <style:style style:name="T58" style:family="text">
      <style:text-properties fo:font-weight="normal" officeooo:rsid="013390b6" style:font-weight-asian="normal" style:font-weight-complex="normal"/>
    </style:style>
    <style:style style:name="T59" style:family="text">
      <style:text-properties fo:font-weight="normal" officeooo:rsid="01369f7a" style:font-weight-asian="normal" style:font-weight-complex="normal"/>
    </style:style>
    <style:style style:name="T60" style:family="text">
      <style:text-properties fo:font-weight="normal" officeooo:rsid="013746d9" style:font-weight-asian="normal" style:font-weight-complex="normal"/>
    </style:style>
    <style:style style:name="T61" style:family="text">
      <style:text-properties fo:font-style="italic" style:font-style-asian="italic" style:font-style-complex="italic"/>
    </style:style>
    <style:style style:name="T62" style:family="text">
      <style:text-properties fo:font-style="italic" officeooo:rsid="00b5058a" style:font-style-asian="italic" style:font-style-complex="italic"/>
    </style:style>
    <style:style style:name="T63" style:family="text">
      <style:text-properties fo:font-style="italic" officeooo:rsid="00cc39d3" style:font-style-asian="italic" style:font-style-complex="italic"/>
    </style:style>
    <style:style style:name="T64" style:family="text">
      <style:text-properties fo:font-style="italic" officeooo:rsid="00de1ff5" style:font-style-asian="italic" style:font-style-complex="italic"/>
    </style:style>
    <style:style style:name="T65" style:family="text">
      <style:text-properties fo:font-style="italic" officeooo:rsid="00f8de38" style:font-style-asian="italic" style:font-style-complex="italic"/>
    </style:style>
    <style:style style:name="T66" style:family="text">
      <style:text-properties fo:font-style="italic" officeooo:rsid="0108e53f" style:font-style-asian="italic" style:font-style-complex="italic"/>
    </style:style>
    <style:style style:name="T67" style:family="text">
      <style:text-properties fo:font-style="italic" officeooo:rsid="010944eb" style:font-style-asian="italic" style:font-style-complex="italic"/>
    </style:style>
    <style:style style:name="T68" style:family="text">
      <style:text-properties fo:font-style="italic" officeooo:rsid="010c7934" style:font-style-asian="italic" style:font-style-complex="italic"/>
    </style:style>
    <style:style style:name="T69" style:family="text">
      <style:text-properties fo:font-style="italic" officeooo:rsid="010d33ff" style:font-style-asian="italic" style:font-style-complex="italic"/>
    </style:style>
    <style:style style:name="T70" style:family="text">
      <style:text-properties fo:font-style="italic" officeooo:rsid="0116d020" style:font-style-asian="italic" style:font-style-complex="italic"/>
    </style:style>
    <style:style style:name="T71" style:family="text">
      <style:text-properties fo:font-style="italic" officeooo:rsid="011890c9" style:font-style-asian="italic" style:font-style-complex="italic"/>
    </style:style>
    <style:style style:name="T72" style:family="text">
      <style:text-properties fo:font-style="italic" officeooo:rsid="011a7894" style:font-style-asian="italic" style:font-style-complex="italic"/>
    </style:style>
    <style:style style:name="T73" style:family="text">
      <style:text-properties fo:font-style="italic" officeooo:rsid="011ba4dc" style:font-style-asian="italic" style:font-style-complex="italic"/>
    </style:style>
    <style:style style:name="T74" style:family="text">
      <style:text-properties fo:font-style="italic" officeooo:rsid="011ec12b" style:font-style-asian="italic" style:font-style-complex="italic"/>
    </style:style>
    <style:style style:name="T75" style:family="text">
      <style:text-properties fo:font-style="italic" officeooo:rsid="011f7a82" style:font-style-asian="italic" style:font-style-complex="italic"/>
    </style:style>
    <style:style style:name="T76" style:family="text">
      <style:text-properties fo:font-style="italic" officeooo:rsid="01216338" style:font-style-asian="italic" style:font-style-complex="italic"/>
    </style:style>
    <style:style style:name="T77" style:family="text">
      <style:text-properties fo:font-style="italic" officeooo:rsid="0123c014" style:font-style-asian="italic" style:font-style-complex="italic"/>
    </style:style>
    <style:style style:name="T78" style:family="text">
      <style:text-properties fo:font-style="italic" officeooo:rsid="012c141d" style:font-style-asian="italic" style:font-style-complex="italic"/>
    </style:style>
    <style:style style:name="T79" style:family="text">
      <style:text-properties fo:font-style="italic" officeooo:rsid="01300256" style:font-style-asian="italic" style:font-style-complex="italic"/>
    </style:style>
    <style:style style:name="T80" style:family="text">
      <style:text-properties fo:font-style="italic" fo:font-weight="bold" officeooo:rsid="00c56b7a" style:font-style-asian="italic" style:font-weight-asian="bold" style:font-style-complex="italic" style:font-weight-complex="bold"/>
    </style:style>
    <style:style style:name="T81" style:family="text">
      <style:text-properties fo:font-style="italic" fo:font-weight="normal" officeooo:rsid="013746d9" style:font-style-asian="italic" style:font-weight-asian="normal" style:font-style-complex="italic" style:font-weight-complex="normal"/>
    </style:style>
    <style:style style:name="T82" style:family="text">
      <style:text-properties officeooo:rsid="00b2103f"/>
    </style:style>
    <style:style style:name="T83" style:family="text">
      <style:text-properties officeooo:rsid="00b2f1db"/>
    </style:style>
    <style:style style:name="T84" style:family="text">
      <style:text-properties officeooo:rsid="00b3167e"/>
    </style:style>
    <style:style style:name="T85" style:family="text">
      <style:text-properties officeooo:rsid="00b349ce"/>
    </style:style>
    <style:style style:name="T86" style:family="text">
      <style:text-properties officeooo:rsid="00b69130"/>
    </style:style>
    <style:style style:name="T87" style:family="text">
      <style:text-properties officeooo:rsid="00b75502"/>
    </style:style>
    <style:style style:name="T88" style:family="text">
      <style:text-properties officeooo:rsid="00b803a0"/>
    </style:style>
    <style:style style:name="T89" style:family="text">
      <style:text-properties officeooo:rsid="00ba6a81"/>
    </style:style>
    <style:style style:name="T90" style:family="text">
      <style:text-properties officeooo:rsid="00bc124a"/>
    </style:style>
    <style:style style:name="T91" style:family="text">
      <style:text-properties officeooo:rsid="00beb58b"/>
    </style:style>
    <style:style style:name="T92" style:family="text">
      <style:text-properties officeooo:rsid="00c393a3"/>
    </style:style>
    <style:style style:name="T93" style:family="text">
      <style:text-properties fo:font-style="normal" style:font-style-asian="normal" style:font-style-complex="normal"/>
    </style:style>
    <style:style style:name="T94" style:family="text">
      <style:text-properties fo:font-style="normal" officeooo:rsid="00c6e071" style:font-style-asian="normal" style:font-style-complex="normal"/>
    </style:style>
    <style:style style:name="T95" style:family="text">
      <style:text-properties fo:font-style="normal" officeooo:rsid="00e75813" style:font-style-asian="normal" style:font-style-complex="normal"/>
    </style:style>
    <style:style style:name="T96" style:family="text">
      <style:text-properties fo:font-style="normal" officeooo:rsid="0101c27a" style:font-style-asian="normal" style:font-style-complex="normal"/>
    </style:style>
    <style:style style:name="T97" style:family="text">
      <style:text-properties fo:font-style="normal" officeooo:rsid="0103b93f" style:font-style-asian="normal" style:font-style-complex="normal"/>
    </style:style>
    <style:style style:name="T98" style:family="text">
      <style:text-properties fo:font-style="normal" officeooo:rsid="01070235" style:font-style-asian="normal" style:font-style-complex="normal"/>
    </style:style>
    <style:style style:name="T99" style:family="text">
      <style:text-properties fo:font-style="normal" officeooo:rsid="010d33ff" style:font-style-asian="normal" style:font-style-complex="normal"/>
    </style:style>
    <style:style style:name="T100" style:family="text">
      <style:text-properties fo:font-style="normal" officeooo:rsid="010d6d9f" style:font-style-asian="normal" style:font-style-complex="normal"/>
    </style:style>
    <style:style style:name="T101" style:family="text">
      <style:text-properties fo:font-style="normal" officeooo:rsid="010dfde5" style:font-style-asian="normal" style:font-style-complex="normal"/>
    </style:style>
    <style:style style:name="T102" style:family="text">
      <style:text-properties fo:font-style="normal" officeooo:rsid="011540b9" style:font-style-asian="normal" style:font-style-complex="normal"/>
    </style:style>
    <style:style style:name="T103" style:family="text">
      <style:text-properties fo:font-style="normal" officeooo:rsid="010fb73d" style:font-style-asian="normal" style:font-style-complex="normal"/>
    </style:style>
    <style:style style:name="T104" style:family="text">
      <style:text-properties fo:font-style="normal" officeooo:rsid="013286bd" style:font-style-asian="normal" style:font-style-complex="normal"/>
    </style:style>
    <style:style style:name="T105" style:family="text">
      <style:text-properties fo:font-style="normal" fo:font-weight="bold" officeooo:rsid="00c56b7a" style:font-style-asian="normal" style:font-weight-asian="bold" style:font-style-complex="normal" style:font-weight-complex="bold"/>
    </style:style>
    <style:style style:name="T106" style:family="text">
      <style:text-properties fo:font-style="normal" fo:font-weight="bold" officeooo:rsid="00c393a3" style:font-style-asian="normal" style:font-weight-asian="bold" style:font-style-complex="normal" style:font-weight-complex="bold"/>
    </style:style>
    <style:style style:name="T107" style:family="text">
      <style:text-properties fo:font-style="normal" fo:font-weight="bold" officeooo:rsid="00c6e071" style:font-style-asian="normal" style:font-weight-asian="bold" style:font-style-complex="normal" style:font-weight-complex="bold"/>
    </style:style>
    <style:style style:name="T108" style:family="text">
      <style:text-properties fo:font-style="normal" fo:font-weight="bold" officeooo:rsid="00e67b44" style:font-style-asian="normal" style:font-weight-asian="bold" style:font-style-complex="normal" style:font-weight-complex="bold"/>
    </style:style>
    <style:style style:name="T109" style:family="text">
      <style:text-properties fo:font-style="normal" fo:font-weight="bold" officeooo:rsid="00ebb7ce" style:font-style-asian="normal" style:font-weight-asian="bold" style:font-style-complex="normal" style:font-weight-complex="bold"/>
    </style:style>
    <style:style style:name="T110" style:family="text">
      <style:text-properties fo:font-style="normal" fo:font-weight="bold" officeooo:rsid="00eed66a" style:font-style-asian="normal" style:font-weight-asian="bold" style:font-style-complex="normal" style:font-weight-complex="bold"/>
    </style:style>
    <style:style style:name="T111" style:family="text">
      <style:text-properties fo:font-style="normal" fo:font-weight="bold" officeooo:rsid="00bc9db8" style:font-style-asian="normal" style:font-weight-asian="bold" style:font-style-complex="normal" style:font-weight-complex="bold"/>
    </style:style>
    <style:style style:name="T112" style:family="text">
      <style:text-properties fo:font-style="normal" fo:font-weight="normal" officeooo:rsid="013746d9" style:font-style-asian="normal" style:font-weight-asian="normal" style:font-style-complex="normal" style:font-weight-complex="normal"/>
    </style:style>
    <style:style style:name="T113" style:family="text">
      <style:text-properties officeooo:rsid="00c56b7a"/>
    </style:style>
    <style:style style:name="T114" style:family="text">
      <style:text-properties officeooo:rsid="00c8594c"/>
    </style:style>
    <style:style style:name="T115" style:family="text">
      <style:text-properties officeooo:rsid="00c97e12"/>
    </style:style>
    <style:style style:name="T116" style:family="text">
      <style:text-properties officeooo:rsid="00d40a2b"/>
    </style:style>
    <style:style style:name="T117" style:family="text">
      <style:text-properties officeooo:rsid="00df0136"/>
    </style:style>
    <style:style style:name="T118" style:family="text">
      <style:text-properties officeooo:rsid="00df804a"/>
    </style:style>
    <style:style style:name="T119" style:family="text">
      <style:text-properties officeooo:rsid="00e09f72"/>
    </style:style>
    <style:style style:name="T120" style:family="text">
      <style:text-properties officeooo:rsid="00e297f9"/>
    </style:style>
    <style:style style:name="T121" style:family="text">
      <style:text-properties officeooo:rsid="00f31ef1"/>
    </style:style>
    <style:style style:name="T122" style:family="text">
      <style:text-properties officeooo:rsid="00f85780"/>
    </style:style>
    <style:style style:name="T123" style:family="text">
      <style:text-properties officeooo:rsid="00faecec"/>
    </style:style>
    <style:style style:name="T124" style:family="text">
      <style:text-properties officeooo:rsid="00fca512"/>
    </style:style>
    <style:style style:name="T125" style:family="text">
      <style:text-properties officeooo:rsid="00fd53c1"/>
    </style:style>
    <style:style style:name="T126" style:family="text">
      <style:text-properties officeooo:rsid="00ff2aae"/>
    </style:style>
    <style:style style:name="T127" style:family="text">
      <style:text-properties officeooo:rsid="0101c27a"/>
    </style:style>
    <style:style style:name="T128" style:family="text">
      <style:text-properties officeooo:rsid="010c7934"/>
    </style:style>
    <style:style style:name="T129" style:family="text">
      <style:text-properties officeooo:rsid="010d6d9f"/>
    </style:style>
    <style:style style:name="T130" style:family="text">
      <style:text-properties officeooo:rsid="01118a4a"/>
    </style:style>
    <style:style style:name="T131" style:family="text">
      <style:text-properties officeooo:rsid="01146250"/>
    </style:style>
    <style:style style:name="T132" style:family="text">
      <style:text-properties officeooo:rsid="011d59a4"/>
    </style:style>
    <style:style style:name="T133" style:family="text">
      <style:text-properties officeooo:rsid="011ec12b"/>
    </style:style>
    <style:style style:name="T134" style:family="text">
      <style:text-properties officeooo:rsid="011f7a82"/>
    </style:style>
    <style:style style:name="T135" style:family="text">
      <style:text-properties officeooo:rsid="01291e77"/>
    </style:style>
    <style:style style:name="T136" style:family="text">
      <style:text-properties officeooo:rsid="0129dedb"/>
    </style:style>
    <style:style style:name="T137" style:family="text">
      <style:text-properties officeooo:rsid="012b4c93"/>
    </style:style>
    <style:style style:name="T138" style:family="text">
      <style:text-properties officeooo:rsid="01369f7a"/>
    </style:style>
    <style:style style:name="T139" style:family="text">
      <style:text-properties officeooo:rsid="013746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6">ADVANCED COMPUTER ARCHITECTURE - </text:span>HOMEWORK I<text:span text:style-name="T51">I</text:span><text:span text:style-name="T82">I</text:span></text:p>
      <text:p text:style-name="P15"/>
      <text:p text:style-name="P2"/>
      <text:p text:style-name="P2"><text:span text:style-name="T1">Student:</text:span> Francisco Javier Blázquez Martínez</text:p>
      <text:p text:style-name="P2"><text:span text:style-name="T1">E-mail:</text:span> francisco.blazquezmartinez@epfl.ch</text:p>
      <text:p text:style-name="P2"><text:span text:style-name="T1">Sciper:</text:span> 331229</text:p>
      <text:p text:style-name="P2"/>
      <text:p text:style-name="P2"/>
      <text:p text:style-name="P3">Vivaldo HLS synthesis, optimization and performance and resources analysis of different kernels. <text:span text:style-name="T91">Report to be used as compliment to the Vivaldo HLS projects.</text:span></text:p>
      <text:p text:style-name="P14"/>
      <text:p text:style-name="P9"/>
      <text:p text:style-name="P10"><text:span text:style-name="T82">Kernel </text:span>1.- </text:p>
      <text:p text:style-name="P5"/>
      <text:list xml:id="list1310828050" text:style-name="L1">
        <text:list-item>
          <text:p text:style-name="P16"><text:span text:style-name="T50">Kernel 1 synthesis:</text:span><text:span text:style-name="T44"> </text:span><text:span text:style-name="T32">See /kernel1/prj_kernel1/solution1/syn/report/kernel1_csynth.rpt</text:span></text:p>
        </text:list-item>
        <text:list-item>
          <text:p text:style-name="P29"><text:span text:style-name="T50">Optimization d</text:span><text:span text:style-name="T49">irectives used:</text:span><text:span text:style-name="T46"> Pipeline</text:span></text:p>
          <text:p text:style-name="P29"><text:span text:style-name="T32">See /kernel1/</text:span><text:span text:style-name="T33">kernel1.cpp</text:span><text:span text:style-name="T32"> </text:span></text:p>
          <text:p text:style-name="P29"><text:span text:style-name="T32">See /kernel1/prj_kernel1/solution</text:span><text:span text:style-name="T34">2</text:span><text:span text:style-name="T32">/syn/report/kernel1_csynth.rpt </text:span><text:span text:style-name="T10"><text:s text:c="39"/></text:span><text:span text:style-name="T32"><text:s/></text:span><text:span text:style-name="T10"><text:s/></text:span></text:p>
        </text:list-item>
        <text:list-item>
          <text:p text:style-name="P37"><text:span text:style-name="T1">Best initiation interval:</text:span> <text:span text:style-name="T92">1</text:span></text:p>
        </text:list-item>
        <text:list-item>
          <text:p text:style-name="P41"><text:span text:style-name="T1">Optimizations:</text:span> <text:span text:style-name="T113">Loop p</text:span>ipelining</text:p>
          <text:p text:style-name="P41"><text:span text:style-name="T2">Result:</text:span><text:span text:style-name="T114"> Latency halved, </text:span><text:span text:style-name="T119">initiation interval reached</text:span></text:p>
        </text:list-item>
        <text:list-item>
          <text:p text:style-name="P17"><text:span text:style-name="T7">Resources requeriments comparison: </text:span><text:span text:style-name="T11">Both solutions require </text:span><text:span text:style-name="T12">essentially the</text:span><text:span text:style-name="T11"> same hardware. </text:span><text:span text:style-name="T13">Solution</text:span><text:span text:style-name="T11"> 2 </text:span><text:span text:style-name="T17">uses</text:span><text:span text:style-name="T11"> less registers </text:span><text:span text:style-name="T13">but in this</text:span><text:span text:style-name="T11"> we are reading from memory at every cycle when in solution 1 memory is available for reading the half of the </text:span><text:span text:style-name="T13">time</text:span><text:span text:style-name="T11">.</text:span></text:p>
          <text:p text:style-name="P45"><text:span text:style-name="T9">With loop unrolling we obtain an smaller clock period but </text:span>the same latency, this is because we have some bottlenecks among our hardware resources, in our case, the memory. <text:span text:style-name="T119">Without these limitations, we could create hardware with a smaller latency since the loop iterations are independent and can be executed with the desired level of parallelism.</text:span></text:p>
        </text:list-item>
      </text:list>
      <text:p text:style-name="P6"/>
      <text:p text:style-name="P11"><text:span text:style-name="T82">Kernel </text:span><text:span text:style-name="T83">2</text:span>.- </text:p>
      <text:p text:style-name="P11"/>
      <text:list xml:id="list912615056" text:style-name="L2">
        <text:list-item>
          <text:p text:style-name="P46"><text:span text:style-name="T105">Kernel </text:span><text:span text:style-name="T107">2</text:span><text:span text:style-name="T105"> synthesis:</text:span><text:span text:style-name="T80"> </text:span><text:span text:style-name="T61">See /kernel2/prj_kernel</text:span><text:span text:style-name="T76">2</text:span><text:span text:style-name="T61">/solution1/syn/report/kernel2_csynth.rpt</text:span></text:p>
        </text:list-item>
        <text:list-item>
          <text:p text:style-name="P53"><text:span text:style-name="T105">Optimization d</text:span><text:span text:style-name="T106">irectives used: </text:span><text:span text:style-name="T94">Pipeline</text:span></text:p>
          <text:p text:style-name="P30"><text:span text:style-name="T32">See /kernel</text:span><text:span text:style-name="T35">2</text:span><text:span text:style-name="T32">/</text:span><text:span text:style-name="T33">kernel</text:span><text:span text:style-name="T35">2</text:span><text:span text:style-name="T33">.cpp</text:span><text:span text:style-name="T32"> </text:span></text:p>
          <text:p text:style-name="P54"><text:span text:style-name="T62">See /kernel</text:span><text:span text:style-name="T63">2</text:span><text:span text:style-name="T62">/prj_kernel</text:span><text:span text:style-name="T76">2</text:span><text:span text:style-name="T62">/solution</text:span><text:span text:style-name="T64">5</text:span><text:span text:style-name="T62">/syn/report/kernel</text:span><text:span text:style-name="T63">2</text:span><text:span text:style-name="T62">_csynth.rpt </text:span></text:p>
        </text:list-item>
        <text:list-item>
          <text:p text:style-name="P38"><text:span text:style-name="T1">Best initiation interval: </text:span><text:span text:style-name="T117">1</text:span></text:p>
        </text:list-item>
        <text:list-item>
          <text:p text:style-name="P42"><text:span text:style-name="T1">Optimizations:</text:span> <text:span text:style-name="T113">Loop p</text:span>ipelining <text:span text:style-name="T118">and</text:span><text:span text:style-name="T116"> </text:span><text:span text:style-name="T118">explicit </text:span><text:span text:style-name="T116">management of loop-carry dependencies.</text:span></text:p>
          <text:p text:style-name="P18"><text:span text:style-name="T14">Direct l</text:span><text:span text:style-name="T15">oop pipelining </text:span><text:span text:style-name="T14">has some</text:span><text:span text:style-name="T15"> latency reduction </text:span><text:span text:style-name="T14">but it’s </text:span><text:span text:style-name="T15">improvable.</text:span></text:p>
          <text:p text:style-name="P18"><text:span text:style-name="T14">L</text:span><text:span text:style-name="T15">oop unrolling </text:span><text:span text:style-name="T14">detects memory dependencies between iterations but </text:span><text:span text:style-name="T16">exceeds the resouces.</text:span></text:p>
          <text:p text:style-name="P19"><text:span text:style-name="T18">Explicit declaration of </text:span><text:span text:style-name="T36">Dependence </text:span><text:span text:style-name="T47">directive for the array variable also fails to detect data reuse so a</text:span><text:span text:style-name="T48">uxiliar</text:span><text:span text:style-name="T16"> variables and explicit loop-carry dependencies management </text:span><text:span text:style-name="T18">was required</text:span><text:span text:style-name="T16">.</text:span><text:span text:style-name="T15"> </text:span></text:p>
          <text:p text:style-name="P43"><text:span text:style-name="T2">Result:</text:span><text:span text:style-name="T114"> Latency </text:span><text:span text:style-name="T115">reduced, </text:span><text:span text:style-name="T119">initiation interval 1 reached</text:span></text:p>
        </text:list-item>
        <text:list-item>
          <text:p text:style-name="P43"><text:span text:style-name="T3">Resources requeriments comparison: </text:span><text:span text:style-name="T120">The main difference is the memory usage. For our final solution, thanks to data reusage we do not read anything from memory inside of our loop. This makes our solution much faster. Also, as our final solution is pipelined, the usage of hardware for computing the expression inside the loop (ADD, MUL) is more intense, taking place at every single cycle.</text:span></text:p>
          <text:p text:style-name="P66">At this point I thought on a parallel hardware execution in some way as trying to compute two elements of the array per cycle. Again the memory here was a bottleneck because we can only write at one address each cycle (what is already happening with our current best solution) and, even more, looking at the schedule and our critical path time we can not add more operations respecting the fixed clock rate. <text:s/></text:p>
        </text:list-item>
      </text:list>
      <text:p text:style-name="P4"><text:soft-page-break/></text:p>
      <text:p text:style-name="P11"><text:span text:style-name="T82">Kernel </text:span><text:span text:style-name="T83">3</text:span>.- </text:p>
      <text:p text:style-name="P11"/>
      <text:list xml:id="list771305286" text:style-name="L3">
        <text:list-item>
          <text:p text:style-name="P47"><text:span text:style-name="T105">Kernel </text:span><text:span text:style-name="T108">3</text:span><text:span text:style-name="T105"> synthesis: </text:span>See /kernel<text:span text:style-name="T86">3</text:span>/prj_kernel<text:span text:style-name="T134">3</text:span>/solution1/syn/report/kernel<text:span text:style-name="T86">3</text:span>_csynth.rpt</text:p>
        </text:list-item>
        <text:list-item>
          <text:p text:style-name="P55"><text:span text:style-name="T105">Optimization d</text:span><text:span text:style-name="T106">irectives used: </text:span><text:span text:style-name="T95">Pipeline, </text:span><text:span text:style-name="T98">Array partition</text:span></text:p>
          <text:p text:style-name="P31"><text:span text:style-name="T32">See /kernel</text:span><text:span text:style-name="T38">3</text:span><text:span text:style-name="T32">/</text:span><text:span text:style-name="T33">kernel</text:span><text:span text:style-name="T38">3</text:span><text:span text:style-name="T33">.cpp</text:span><text:span text:style-name="T32"> </text:span></text:p>
          <text:p text:style-name="P56"><text:span text:style-name="T62">See /kernel</text:span><text:span text:style-name="T66">3</text:span><text:span text:style-name="T62">/prj_kernel</text:span><text:span text:style-name="T75">3</text:span><text:span text:style-name="T62">/solution</text:span><text:span text:style-name="T66">4</text:span><text:span text:style-name="T62">/syn/report/kernel</text:span><text:span text:style-name="T67">3</text:span><text:span text:style-name="T62">_csynth.rpt </text:span></text:p>
        </text:list-item>
        <text:list-item>
          <text:p text:style-name="P39"><text:span text:style-name="T1">Best initiation interval:</text:span><text:span text:style-name="T4"> </text:span><text:span text:style-name="T121">5</text:span></text:p>
          <text:p text:style-name="P67">Initiation interval one is not achievable because the array <text:span text:style-name="T61">hist</text:span><text:span text:style-name="T93"> is not accessed sequentially but in an arbitrary order given by </text:span><text:span text:style-name="T61">index.</text:span><text:span text:style-name="T93"> This implies that we might need the result of the previous iteration for the current one and this result, as we are operating with float, requires four cycles.</text:span></text:p>
        </text:list-item>
        <text:list-item>
          <text:p text:style-name="P20"><text:span text:style-name="T8">Optimizations:</text:span><text:span text:style-name="T19"> </text:span><text:span text:style-name="T11">Loop p</text:span><text:span text:style-name="T19">ipelining </text:span><text:span text:style-name="T27">and Array partition</text:span><text:span text:style-name="T19"> </text:span></text:p>
          <text:p text:style-name="P21"><text:span text:style-name="T19">B</text:span><text:span text:style-name="T28">ased on the previous observation, loop pipelining or unrolling is not enough to obtain a good initiation interval. Array partition reduces loop’s latency and initation interval thanks to avoiding memory reads.</text:span></text:p>
          <text:p text:style-name="P44"><text:span text:style-name="T2">Result:</text:span><text:span text:style-name="T114"> </text:span><text:span text:style-name="T128">Latency reduced about 35%</text:span></text:p>
        </text:list-item>
        <text:list-item>
          <text:p text:style-name="P68"><text:span text:style-name="T1">Resources requeriments comparison: </text:span><text:span text:style-name="T128">The main difference is the memory <text:s/></text:span><text:span text:style-name="T129">and registers </text:span><text:span text:style-name="T128">usage because, after doing complete partition of the array </text:span><text:span text:style-name="T68">hist, </text:span><text:span text:style-name="T99">it’s stored in registers that can be accessed much faster and simultaneously. This makes that every iteration we only have to read </text:span><text:span text:style-name="T69">weight[i] </text:span><text:span text:style-name="T99">and </text:span><text:span text:style-name="T69">inex[i] </text:span><text:span text:style-name="T100">but of course the number of register used is around 1024</text:span><text:span text:style-name="T69">.</text:span></text:p>
        </text:list-item>
      </text:list>
      <text:p text:style-name="P4"/>
      <text:p text:style-name="P11"><text:span text:style-name="T82">Kernel </text:span><text:span text:style-name="T83">4</text:span>.-</text:p>
      <text:p text:style-name="P11"/>
      <text:list xml:id="list212876034" text:style-name="L4">
        <text:list-item>
          <text:p text:style-name="P48"><text:span text:style-name="T105">Kernel </text:span><text:span text:style-name="T109">4</text:span><text:span text:style-name="T105"> synthesis: </text:span>See /kernel<text:span text:style-name="T86">4</text:span>/prj_kernel<text:span text:style-name="T133">4</text:span>/solution1/syn/report/kernel<text:span text:style-name="T86">4</text:span>_csynth.rpt</text:p>
        </text:list-item>
        <text:list-item>
          <text:p text:style-name="P22"><text:span text:style-name="T50">Optimization d</text:span><text:span text:style-name="T49">irectives used: </text:span><text:span text:style-name="T22">Pipeline</text:span></text:p>
          <text:p text:style-name="P32"><text:span text:style-name="T32">See /kernel</text:span><text:span text:style-name="T37">4</text:span><text:span text:style-name="T32">/</text:span><text:span text:style-name="T33">kernel</text:span><text:span text:style-name="T37">4</text:span><text:span text:style-name="T33">.cpp</text:span><text:span text:style-name="T32"> </text:span></text:p>
          <text:p text:style-name="P57"><text:span text:style-name="T62">See /kernel</text:span><text:span text:style-name="T65">4</text:span><text:span text:style-name="T62">/prj_kernel</text:span><text:span text:style-name="T74">4</text:span><text:span text:style-name="T62">/solution</text:span><text:span text:style-name="T65">3</text:span><text:span text:style-name="T62">/syn/report/kernel</text:span><text:span text:style-name="T65">4</text:span><text:span text:style-name="T62">_csynth.rpt </text:span></text:p>
        </text:list-item>
        <text:list-item>
          <text:p text:style-name="P40"><text:span text:style-name="T1">Best initiation interval: </text:span><text:span text:style-name="T122">1</text:span></text:p>
        </text:list-item>
        <text:list-item>
          <text:p text:style-name="P23"><text:span text:style-name="T8">Optimizations:</text:span><text:span text:style-name="T19"> </text:span><text:span text:style-name="T11">Loop p</text:span><text:span text:style-name="T19">ipelining <text:s/></text:span><text:span text:style-name="T20">and</text:span><text:span text:style-name="T21"> </text:span><text:span text:style-name="T20">explicit </text:span><text:span text:style-name="T21">management of loop-carry dependencies.</text:span></text:p>
          <text:p text:style-name="P24"><text:span text:style-name="T14">Direct l</text:span><text:span text:style-name="T15">oop pipelining </text:span><text:span text:style-name="T14">has some</text:span><text:span text:style-name="T15"> latency reduction </text:span><text:span text:style-name="T14">but it’s </text:span><text:span text:style-name="T15">improvable </text:span><text:span text:style-name="T23">because the inter-loop data dependencies are not automatically detected and several redundant memory accesses are required. </text:span><text:span text:style-name="T18">Explicit declaration of </text:span><text:span text:style-name="T36">Dependence </text:span><text:span text:style-name="T47">directive for the array variable also fails to detect data reuse so a</text:span><text:span text:style-name="T48">uxiliar</text:span><text:span text:style-name="T16"> variables and explicit loop-carry dependencies management </text:span><text:span text:style-name="T18">was required</text:span><text:span text:style-name="T16">.</text:span><text:span text:style-name="T15"> </text:span><text:span text:style-name="T24">Only the final result is written in memory, not the intermediate results.</text:span></text:p>
          <text:p text:style-name="P76">Result: <text:span text:style-name="T52">Latency </text:span><text:span text:style-name="T53">reduced, </text:span><text:span text:style-name="T54">initiation interval 1 reached.</text:span></text:p>
        </text:list-item>
        <text:list-item>
          <text:p text:style-name="P72"><text:span text:style-name="T3">Resources requeriments comparison: </text:span><text:span text:style-name="T123">At every cycle we are reading two memory addresses (index[i] and array[i+1]) due to pipelining and we are also constantly using adders and multipliers. </text:span><text:span text:style-name="T125">I</text:span><text:span text:style-name="T123">n the original solution, the loop experienced first 3 cycles in wich the main bottleneck was the memory (responsible of a higher initiation interval) and </text:span><text:span text:style-name="T124">the</text:span><text:span text:style-name="T123"> adders and multipliers where </text:span><text:span text:style-name="T125">almost </text:span><text:span text:style-name="T124">not</text:span><text:span text:style-name="T123"> used. </text:span><text:span text:style-name="T126">With the same resources we have obtained a five times faster solution.</text:span></text:p>
        </text:list-item>
      </text:list>
      <text:p text:style-name="P4"/>
      <text:p text:style-name="P11"><text:span text:style-name="T82">Kernel </text:span><text:span text:style-name="T83">5</text:span>.-</text:p>
      <text:p text:style-name="P11"/>
      <text:list xml:id="list1758408115" text:style-name="L5">
        <text:list-item>
          <text:p text:style-name="P49"><text:span text:style-name="T105">Kernel </text:span><text:span text:style-name="T110">5</text:span><text:span text:style-name="T105"> synthesis: </text:span>See /kernel<text:span text:style-name="T87">5</text:span>/prj_kernel<text:span text:style-name="T132">5</text:span>/solution1/syn/report/kernel<text:span text:style-name="T87">5</text:span>_csynth.rpt</text:p>
        </text:list-item>
        <text:list-item>
          <text:p text:style-name="P62"><text:span text:style-name="T105">Optimization d</text:span><text:span text:style-name="T106">irectives used: </text:span><text:span text:style-name="T101">Pipeline, Array partition</text:span></text:p>
          <text:p text:style-name="P33"><text:span text:style-name="T32">See /kernel</text:span><text:span text:style-name="T39">5</text:span><text:span text:style-name="T32">/</text:span><text:span text:style-name="T33">kernel</text:span><text:span text:style-name="T39">5</text:span><text:span text:style-name="T33">.cpp</text:span><text:span text:style-name="T32"> </text:span></text:p>
          <text:p text:style-name="P58"><text:span text:style-name="T62">See /kernel</text:span><text:span text:style-name="T70">5</text:span><text:span text:style-name="T62">/prj_kernel</text:span><text:span text:style-name="T73">5</text:span><text:span text:style-name="T62">/solution</text:span><text:span text:style-name="T71">4</text:span><text:span text:style-name="T62">/syn/report/kernel</text:span><text:span text:style-name="T70">5</text:span><text:span text:style-name="T62">_csynth.rpt </text:span></text:p>
        </text:list-item>
        <text:list-item>
          <text:p text:style-name="P73"><text:span text:style-name="T111">Best initiation interval: </text:span><text:span text:style-name="T93">6</text:span></text:p>
          <text:p text:style-name="P74"><text:soft-page-break/><text:span text:style-name="T103">W</text:span><text:span text:style-name="T93">e have to face here the same issue than in the kernel 3, we have to evaluate the result of a float addition to decide if continue in the loop or finishing and this addition requires at least 4 cycles, plus another cycle and a half for evaluating the condition.</text:span></text:p>
        </text:list-item>
        <text:list-item>
          <text:p text:style-name="P25"><text:span text:style-name="T8">Optimizations:</text:span><text:span text:style-name="T19"> </text:span><text:span text:style-name="T11">Loop p</text:span><text:span text:style-name="T19">ipelining </text:span><text:span text:style-name="T29">and complete array partitioning</text:span></text:p>
          <text:p text:style-name="P85"><text:span text:style-name="T9">We can’t achieve a better initiation interval than 6. With pipelining we obtain an II of 7 but checking the schedule is easy to see that it’s because of the time required for reading from memory </text:span><text:span text:style-name="T31">a[i] </text:span><text:span text:style-name="T45">and </text:span><text:span text:style-name="T31">b[i]</text:span><text:span text:style-name="T45">, we avoid this extra cycle with complete array partition.</text:span></text:p>
          <text:p text:style-name="P77">Result: <text:span text:style-name="T55">Latency reduced about 25%</text:span></text:p>
        </text:list-item>
        <text:list-item>
          <text:p text:style-name="P69"><text:span text:style-name="T1">Resources requeriments comparison: </text:span><text:span text:style-name="T130">Similar situation than kernel 3, memory replaced by several registers.</text:span></text:p>
        </text:list-item>
      </text:list>
      <text:p text:style-name="P4"/>
      <text:p text:style-name="P11"><text:span text:style-name="T82">Kernel </text:span><text:span text:style-name="T83">6</text:span>.- </text:p>
      <text:p text:style-name="P8"/>
      <text:list xml:id="list494090815" text:style-name="L6">
        <text:list-item>
          <text:p text:style-name="P50"><text:span text:style-name="T105">Kernel </text:span><text:span text:style-name="T110">6</text:span><text:span text:style-name="T105"> synthesis: </text:span>See /kernel<text:span text:style-name="T88">6</text:span>/prj_kernel1/solution1/syn/report/kernel<text:span text:style-name="T88">6</text:span>_csynth.rpt</text:p>
        </text:list-item>
        <text:list-item>
          <text:p text:style-name="P63"><text:span text:style-name="T105">Optimization d</text:span><text:span text:style-name="T106">irectives used: </text:span><text:span text:style-name="T96">None, </text:span><text:span text:style-name="T97">code not modified and <text:s/>no directives added</text:span></text:p>
          <text:p text:style-name="P34"><text:span text:style-name="T32">See /kernel</text:span><text:span text:style-name="T40">6</text:span><text:span text:style-name="T32">/</text:span><text:span text:style-name="T33">kernel</text:span><text:span text:style-name="T40">6</text:span><text:span text:style-name="T33">.cpp</text:span><text:span text:style-name="T32"> </text:span></text:p>
          <text:p text:style-name="P59"><text:span text:style-name="T62">See /kernel</text:span><text:span text:style-name="T72">6</text:span><text:span text:style-name="T62">/prj_kernel</text:span><text:span text:style-name="T72">6</text:span><text:span text:style-name="T62">/solution</text:span><text:span text:style-name="T72">1</text:span><text:span text:style-name="T62">/syn/report/kernel</text:span><text:span text:style-name="T72">6</text:span><text:span text:style-name="T62">_csynth.rpt </text:span></text:p>
        </text:list-item>
        <text:list-item>
          <text:p text:style-name="P63"><text:span text:style-name="T5">Best initiation interval: </text:span><text:span text:style-name="T127">1</text:span></text:p>
        </text:list-item>
        <text:list-item>
          <text:p text:style-name="P26"><text:span text:style-name="T8">Optimizations:</text:span><text:span text:style-name="T19"> </text:span><text:span text:style-name="T25">None required, </text:span><text:span text:style-name="T26">l</text:span><text:span text:style-name="T25">oop latency is 1 cycle, no improvement is possible.</text:span></text:p>
          <text:p text:style-name="P86"><text:span text:style-name="T25">P</text:span><text:span text:style-name="T9">ossible software optimization since integral square root can be computed with a less complex algorithm.</text:span></text:p>
        </text:list-item>
        <text:list-item>
          <text:p text:style-name="P71"><text:span text:style-name="T1">Resources requeriments comparison:</text:span></text:p>
        </text:list-item>
      </text:list>
      <text:p text:style-name="P4"/>
      <text:p text:style-name="P12"><text:span text:style-name="T82">Kernel </text:span><text:span text:style-name="T84">7</text:span>.- </text:p>
      <text:p text:style-name="P12"/>
      <text:list xml:id="list3526014231" text:style-name="L7">
        <text:list-item>
          <text:p text:style-name="P51"><text:span text:style-name="T105">Kernel </text:span><text:span text:style-name="T110">7</text:span><text:span text:style-name="T105"> synthesis: </text:span>See /kernel<text:span text:style-name="T89">7</text:span>/prj_kernel1/solution1/syn/report/kernel<text:span text:style-name="T89">7</text:span>_csynth.rpt</text:p>
        </text:list-item>
        <text:list-item>
          <text:p text:style-name="P64"><text:span text:style-name="T105">Optimization d</text:span><text:span text:style-name="T106">irectives used: </text:span><text:span text:style-name="T102">Pipeline</text:span></text:p>
          <text:p text:style-name="P35"><text:span text:style-name="T32">See /kernel</text:span><text:span text:style-name="T41">7</text:span><text:span text:style-name="T32">/</text:span><text:span text:style-name="T33">kernel</text:span><text:span text:style-name="T41">7</text:span><text:span text:style-name="T33">.cpp</text:span><text:span text:style-name="T32"> </text:span></text:p>
          <text:p text:style-name="P60"><text:span text:style-name="T62">See /kernel</text:span><text:span text:style-name="T77">7</text:span><text:span text:style-name="T62">/prj_kernel</text:span><text:span text:style-name="T77">7</text:span><text:span text:style-name="T62">/solution</text:span><text:span text:style-name="T77">2</text:span><text:span text:style-name="T62">/syn/report/kernel</text:span><text:span text:style-name="T77">7</text:span><text:span text:style-name="T62">_csynth.rpt </text:span></text:p>
        </text:list-item>
        <text:list-item>
          <text:p text:style-name="P60"><text:span text:style-name="T5">Best initiation interval: </text:span><text:span text:style-name="T131">4</text:span></text:p>
          <text:p text:style-name="P75"><text:span text:style-name="T92">W</text:span>e have here the same issue than in kernels 3 and 5. Float addition and comparison requires at least 4 cycles and, having an inter-loop dependence in the variable <text:span text:style-name="T61">sum</text:span><text:span text:style-name="T93">, there is no way to improve this initiation interval. This is achieved thanks to loop pipelining.</text:span></text:p>
        </text:list-item>
        <text:list-item>
          <text:p text:style-name="P27"><text:span text:style-name="T8">Optimizations:</text:span><text:span text:style-name="T19"> </text:span><text:span text:style-name="T11">Loop p</text:span><text:span text:style-name="T19">ipelining </text:span></text:p>
          <text:p text:style-name="P87"><text:span text:style-name="T43">With loop pipelining we obtain an initiation interval of 4 cycles, what we know is the best possible initiation interval. </text:span><text:span text:style-name="T31">a </text:span><text:span text:style-name="T45">and </text:span><text:span text:style-name="T31">b </text:span><text:span text:style-name="T45">arrays complete partition only reduces minimally the global latency, not the initiation interval.</text:span></text:p>
          <text:p text:style-name="P78">Result: <text:span text:style-name="T56">Latency reduced about 60%</text:span></text:p>
        </text:list-item>
        <text:list-item>
          <text:p text:style-name="P70"><text:span text:style-name="T1">Resources requeriments comparison: </text:span><text:span text:style-name="T135">The resources used are roughly the same </text:span><text:span text:style-name="T136">but again, as the second solution is pipelined, these resources are </text:span><text:span text:style-name="T137">more frequently </text:span><text:span text:style-name="T136">used.</text:span></text:p>
        </text:list-item>
      </text:list>
      <text:p text:style-name="P7"/>
      <text:p text:style-name="P13"><text:span text:style-name="T82">Kernel </text:span><text:span text:style-name="T85">8</text:span>.-</text:p>
      <text:p text:style-name="P13"/>
      <text:list xml:id="list2090660781" text:style-name="L8">
        <text:list-item>
          <text:p text:style-name="P52"><text:span text:style-name="T105">Kernel </text:span><text:span text:style-name="T110">8</text:span><text:span text:style-name="T105"> synthesis: </text:span>See /kernel<text:span text:style-name="T90">7</text:span>/prj_kernel1/solution1/syn/report/kernel<text:span text:style-name="T90">7</text:span>_csynth.rpt</text:p>
        </text:list-item>
        <text:list-item>
          <text:p text:style-name="P65"><text:span text:style-name="T105">Optimization d</text:span><text:span text:style-name="T106">irectives used: </text:span><text:span text:style-name="T104">Array partition</text:span></text:p>
          <text:p text:style-name="P36"><text:span text:style-name="T32">See /kernel</text:span><text:span text:style-name="T42">8</text:span><text:span text:style-name="T32">/</text:span><text:span text:style-name="T33">kernel</text:span><text:span text:style-name="T42">8</text:span><text:span text:style-name="T33">.cpp</text:span><text:span text:style-name="T32"> </text:span></text:p>
          <text:p text:style-name="P61"><text:span text:style-name="T62">See /kernel</text:span><text:span text:style-name="T78">8</text:span><text:span text:style-name="T62">/prj_kernel</text:span><text:span text:style-name="T78">8</text:span><text:span text:style-name="T62">/solution</text:span><text:span text:style-name="T79">4</text:span><text:span text:style-name="T62">/syn/report/kernel</text:span><text:span text:style-name="T78">8</text:span><text:span text:style-name="T62">_csynth.rpt </text:span></text:p>
        </text:list-item>
        <text:list-item>
          <text:p text:style-name="P81">Best initiation interval: <text:span text:style-name="T57">2</text:span></text:p>
          <text:p text:style-name="P83"><text:span text:style-name="T57">F</text:span><text:span text:style-name="T52">or offset &gt;= 6 there is no loop-carry dependency but for 0 &lt;= offset &lt; 6 we have a loop carry dependency at distance 6-offset. This means that we might need the result computed in the current iteration for the next one or another one later, difficulting pipeline.</text:span></text:p>
        </text:list-item>
        <text:list-item>
          <text:p text:style-name="P28"><text:span text:style-name="T8">Optimizations:</text:span><text:span text:style-name="T19"> </text:span><text:span text:style-name="T30">Complete array partition</text:span></text:p>
          <text:p text:style-name="P82"><text:soft-page-break/><text:span text:style-name="T57">I</text:span><text:span text:style-name="T52">nitiation interval one can’t be achieved because selecting the registers (array memory element after complete array partition), multiplying and writing the result takes longer than 10ns. </text:span><text:span text:style-name="T58">So this combinational path has to be segmented.</text:span></text:p>
          <text:p text:style-name="P84"><text:span text:style-name="T58">W</text:span><text:span text:style-name="T52">e obtain thanks to complete array partition a loop iteration equal to two cycles, being the initiation interval one unachievable this means it’s an optimal implementation.</text:span></text:p>
          <text:p text:style-name="P79">Result: <text:span text:style-name="T59">Latency halved</text:span></text:p>
        </text:list-item>
        <text:list-item>
          <text:p text:style-name="P80">Resources requeriments comparison: <text:span text:style-name="T60">Same resources required with the exception of placing </text:span><text:span text:style-name="T81">array</text:span><text:span text:style-name="T112"> in registers instead of memory for a fastest access.</text:span></text:p>
        </text:list-item>
      </text:list>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3T04:11:36.063057623</meta:creation-date>
    <dc:date>2021-05-17T09:37:09.999669392</dc:date>
    <meta:editing-duration>P1DT4H48M41S</meta:editing-duration>
    <meta:editing-cycles>242</meta:editing-cycles>
    <meta:generator>LibreOffice/6.4.7.2$Linux_X86_64 LibreOffice_project/40$Build-2</meta:generator>
    <meta:document-statistic meta:table-count="0" meta:image-count="0" meta:object-count="0" meta:page-count="4" meta:paragraph-count="92" meta:word-count="1249" meta:character-count="8993" meta:non-whitespace-character-count="7805"/>
  </office:meta>
</office:document-meta>
</file>